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808cm"/>
    </style:style>
    <style:style style:name="Table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e1.2" style:family="table-row">
      <style:table-row-properties style:min-row-height="2.131cm"/>
    </style:style>
    <style:style style:name="Table1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347cm"/>
    </style:style>
    <style:style style:name="Table1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4" style:family="table-row">
      <style:table-row-properties style:min-row-height="0.473cm"/>
    </style:style>
    <style:style style:name="Table1.5" style:family="table-row">
      <style:table-row-properties style:min-row-height="0.305cm"/>
    </style:style>
    <style:style style:name="Table1.6" style:family="table-row">
      <style:table-row-properties style:min-row-height="5.209cm"/>
    </style:style>
    <style:style style:name="Table1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013cm" fo:margin-left="0cm" fo:break-before="page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fo:break-before="page" table:align="margins"/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style:min-row-height="0.612cm"/>
    </style:style>
    <style:style style:name="Tabla10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0.2" style:family="table-row">
      <style:table-row-properties style:min-row-height="2.131cm"/>
    </style:style>
    <style:style style:name="Tabla10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0.4" style:family="table-row">
      <style:table-row-properties style:min-row-height="0.669cm"/>
    </style:style>
    <style:style style:name="Tabla10.5" style:family="table-row">
      <style:table-row-properties style:min-row-height="0.487cm"/>
    </style:style>
    <style:style style:name="Tabla10.6" style:family="table-row">
      <style:table-row-properties style:min-row-height="5.209cm"/>
    </style:style>
    <style:style style:name="Tabla10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list-style-name="L3">
      <style:text-properties fo:color="#000000" fo:font-size="12pt" fo:background-color="#ffffff" style:font-size-asian="12pt" style:font-name-complex="Calibri" style:font-size-complex="12pt"/>
    </style:style>
    <style:style style:name="P2" style:family="paragraph" style:parent-style-name="Standard" style:list-style-name="L4">
      <style:paragraph-properties fo:text-align="start" style:justify-single-word="false"/>
      <style:text-properties fo:color="#000000" fo:font-size="12pt" fo:background-color="#ffffff" style:font-size-asian="12pt" style:font-name-complex="Calibri" style:font-size-complex="12pt"/>
    </style:style>
    <style:style style:name="P3" style:family="paragraph" style:parent-style-name="Standard" style:list-style-name="L12">
      <style:text-properties fo:color="#000000" fo:font-size="12pt" fo:background-color="#ffffff" style:font-size-asian="12pt" style:font-name-complex="Calibri" style:font-size-complex="12pt"/>
    </style:style>
    <style:style style:name="P4" style:family="paragraph" style:parent-style-name="Standard" style:list-style-name="L14">
      <style:text-properties fo:color="#000000" fo:font-size="12pt" fo:background-color="#ffffff" style:font-size-asian="12pt" style:font-name-complex="Calibri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bold" fo:background-color="#ffffff" style:font-size-asian="12pt" style:font-weight-asian="bold" style:font-name-complex="Calibri" style:font-size-complex="12pt" style:font-weight-complex="bold"/>
    </style:style>
    <style:style style:name="P6" style:family="paragraph" style:parent-style-name="Standard" style:list-style-name="L6">
      <style:paragraph-properties loext:contextual-spacing="false" fo:margin-top="0.6cm" fo:margin-bottom="0cm">
        <style:tab-stops/>
      </style:paragraph-properties>
      <style:text-properties fo:color="#000000" fo:font-size="12pt" fo:background-color="#ffffff" style:font-size-asian="12pt" style:font-name-complex="Calibri" style:font-size-complex="12pt"/>
    </style:style>
    <style:style style:name="P7" style:family="paragraph" style:parent-style-name="Standard" style:list-style-name="L14">
      <style:paragraph-properties loext:contextual-spacing="false" fo:margin-top="0.6cm" fo:margin-bottom="0cm" fo:text-align="start" style:justify-single-word="false"/>
      <style:text-properties fo:color="#000000" fo:font-size="12pt" fo:font-weight="bold" fo:background-color="#ffffff" style:font-size-asian="12pt" style:font-weight-asian="bold" style:font-name-complex="Calibri" style:font-size-complex="12pt"/>
    </style:style>
    <style:style style:name="P8" style:family="paragraph" style:parent-style-name="Standard" style:list-style-name="L22">
      <style:paragraph-properties loext:contextual-spacing="false" fo:margin-top="0.6cm" fo:margin-bottom="0cm">
        <style:tab-stops/>
      </style:paragraph-properties>
      <style:text-properties fo:font-size="12pt" style:font-size-asian="12pt" style:font-size-complex="12pt"/>
    </style:style>
    <style:style style:name="P9" style:family="paragraph" style:parent-style-name="Standard" style:list-style-name="L10" style:master-page-name="Standard">
      <style:paragraph-properties style:page-number="auto"/>
      <style:text-properties fo:color="#000000" fo:font-size="12pt" fo:background-color="#ffffff" style:font-size-asian="12pt" style:font-name-complex="Calibri" style:font-size-complex="12pt"/>
    </style:style>
    <style:style style:name="P10" style:family="paragraph" style:parent-style-name="Standard" style:list-style-name="L22">
      <style:paragraph-properties loext:contextual-spacing="false" fo:margin-left="1.199cm" fo:margin-right="0cm" fo:margin-top="0.6cm" fo:margin-bottom="0cm" fo:text-indent="-0.64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 style:list-style-name="L1">
      <style:text-properties fo:font-size="11pt" style:font-size-asian="11pt" style:font-size-complex="11pt"/>
    </style:style>
    <style:style style:name="P13" style:family="paragraph" style:parent-style-name="Table_20_Contents" style:list-style-name="L11">
      <style:text-properties fo:font-size="11pt" style:font-size-asian="11pt" style:font-size-complex="11pt"/>
    </style:style>
    <style:style style:name="P14" style:family="paragraph" style:parent-style-name="Table_20_Contents" style:list-style-name="L18">
      <style:text-properties fo:font-size="11pt" style:font-size-asian="11pt" style:font-size-complex="11pt"/>
    </style:style>
    <style:style style:name="P15" style:family="paragraph" style:parent-style-name="Table_20_Contents" style:list-style-name="L19">
      <style:text-properties fo:font-size="11pt" style:font-size-asian="11pt" style:font-size-complex="11pt"/>
    </style:style>
    <style:style style:name="P16" style:family="paragraph" style:parent-style-name="Table_20_Contents" style:list-style-name="L20"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 style:list-style-name="L4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2pt" fo:background-color="#ffffff" style:font-size-asian="12pt" style:font-name-complex="Calibri" style:font-size-complex="12pt" loext:char-shading-value="0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1">CASO DE USO:</text:span> Insertar contacto</text:p>
          </table:table-cell>
        </table:table-row>
        <table:table-row>
          <table:table-cell table:style-name="Tabla1.A2" office:value-type="string">
            <text:p text:style-name="P11"><text:span text:style-name="T1">ID</text:span>: 1</text:p>
          </table:table-cell>
        </table:table-row>
        <table:table-row>
          <table:table-cell table:style-name="Tabla1.A2" office:value-type="string">
            <text:p text:style-name="P11"><text:span text:style-name="T1">DESCRIPCIÓN</text:span>:</text:p>
            <text:p text:style-name="P11">Insertar un contacto en nuestro sistema.</text:p>
          </table:table-cell>
        </table:table-row>
        <table:table-row>
          <table:table-cell table:style-name="Tabla1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1.A2" office:value-type="string">
            <text:p text:style-name="P11"><text:span text:style-name="T1">ACTORES</text:span> <text:span text:style-name="T1">SECUNDARIOS </text:span></text:p>
          </table:table-cell>
        </table:table-row>
        <table:table-row>
          <table:table-cell table:style-name="Tabla1.A2" office:value-type="string">
            <text:p text:style-name="P17">PRECONDICIÓN</text:p>
            <text:list xml:id="list19235379001" text:style-name="L1">
              <text:list-header>
                <text:p text:style-name="P12">1. El administrador ha accedido al sistema correctamente.</text:p>
              </text:list-header>
            </text:list>
          </table:table-cell>
        </table:table-row>
        <table:table-row>
          <table:table-cell table:style-name="Tabla1.A2" office:value-type="string">
            <text:p text:style-name="P17">FLUJO</text:p>
            <text:list xml:id="list442283838" text:style-name="L3">
              <text:list-header>
                <text:p text:style-name="P1">1. Un paciente acude por primera vez a la clínica.<text:line-break/>2. El administrativo se dispone a guardarlo en los contactos.<text:line-break/>3. El administrativo accede al sistema y a la función insertar contacto.</text:p>
                <text:p text:style-name="P1">4, El administrativo escribe todos sus datos.<text:line-break/>5, <text:s/>Guarda el contacto.</text:p>
              </text:list-header>
            </text:list>
          </table:table-cell>
        </table:table-row>
        <table:table-row>
          <table:table-cell table:style-name="Tabla1.A2" office:value-type="string">
            <text:p text:style-name="P17">POSTCONDICIONES <text:span text:style-name="T2">El fichero de la “base de datos” registra los cambios.</text:span></text:p>
          </table:table-cell>
        </table:table-row>
        <table:table-row>
          <table:table-cell table:style-name="Tabla1.A2" office:value-type="string">
            <text:p text:style-name="P11"><text:span text:style-name="T1">FLUJOS</text:span> <text:span text:style-name="T1">ALTERNATIVOS </text:span></text:p>
            <text:p text:style-name="P11"><text:span text:style-name="T2">4.a. Si algún dato no es correcto o alguno de los campos obligatorios está vacío volvemos a empezar 4. </text:span></text:p>
            <text:p text:style-name="P11"><text:span text:style-name="T2">4.b. <text:s/>El contacto no se ha insertado correctamente, volvemos a 4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 table:number-columns-repeated="3"/>
        <text:soft-page-break/>
        <table:table-row table:style-name="Tabla6.1">
          <table:table-cell table:style-name="Tabla6.A1" office:value-type="string">
            <text:p text:style-name="P19">1</text:p>
          </table:table-cell>
          <table:table-cell table:style-name="Tabla6.B1" table:number-columns-spanned="2" office:value-type="string">
            <text:p text:style-name="P19">INSERTAR 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555298400" text:style-name="L4">
              <text:list-item>
                <text:p text:style-name="P2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20"><text:span text:style-name="T1">Estimación</text:span>: 330</text:p>
          </table:table-cell>
          <table:table-cell table:style-name="Tabla6.A2" table:number-columns-spanned="2" office:value-type="string">
            <text:p text:style-name="P20"/>
          </table:table-cell>
          <table:covered-table-cell/>
        </table:table-row>
        <table:table-row table:style-name="Tabla6.4">
          <table:table-cell table:style-name="Tabla6.A3" office:value-type="string">
            <text:p text:style-name="P20"><text:span text:style-name="T1">Prioridad</text:span>: 1</text:p>
          </table:table-cell>
          <table:table-cell table:style-name="Tabla6.A3" office:value-type="string">
            <text:p text:style-name="P20"/>
          </table:table-cell>
          <table:table-cell table:style-name="Tabla6.A2" office:value-type="string">
            <text:p text:style-name="P20"><text:span text:style-name="T1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1477587708" text:style-name="L6">
              <text:list-item>
                <text:p text:style-name="P6">Comprobar que los datos introducidos no tengan valores erróneos. </text:p>
              </text:list-item>
              <text:list-item>
                <text:p text:style-name="P6">Comprobar que se ha insertado bien el contacto comprobando el listado o buscando.</text:p>
              </text:list-item>
              <text:list-item>
                <text:p text:style-name="P6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1"><text:span text:style-name="T1">CASO DE USO:</text:span> <text:span text:style-name="T3">Buscar un contacto por su nombre </text:span></text:p>
          </table:table-cell>
        </table:table-row>
        <table:table-row>
          <table:table-cell table:style-name="Tabla2.A2" office:value-type="string">
            <text:p text:style-name="P11"><text:span text:style-name="T1">ID</text:span>: 2</text:p>
          </table:table-cell>
        </table:table-row>
        <table:table-row>
          <table:table-cell table:style-name="Tabla2.A2" office:value-type="string">
            <text:p text:style-name="P11"><text:span text:style-name="T1">DESCRIPCIÓN</text:span>:</text:p>
            <text:p text:style-name="P11">Insertar un nombre en el buscador y el sistema nos mostrará el contacto guardado.</text:p>
          </table:table-cell>
        </table:table-row>
        <table:table-row>
          <table:table-cell table:style-name="Tabla2.A2" office:value-type="string">
            <text:p text:style-name="P17">ACTORES PRINCIPALES</text:p>
            <text:p text:style-name="P11">Administrativo</text:p>
          </table:table-cell>
        </table:table-row>
        <table:table-row>
          <table:table-cell table:style-name="Tabla2.A2" office:value-type="string">
            <text:p text:style-name="P17">ACTORES SECUNDARIOS </text:p>
          </table:table-cell>
        </table:table-row>
        <table:table-row>
          <table:table-cell table:style-name="Tabla2.A2" office:value-type="string">
            <text:p text:style-name="P17">PRECONDICIÓN </text:p>
            <text:list xml:id="list1078640125" text:continue-list="list19235379001" text:style-name="L1">
              <text:list-header>
                <text:p text:style-name="P18">1. Tener contactos ya almacenados en el sistema</text:p>
              </text:list-header>
            </text:list>
          </table:table-cell>
        </table:table-row>
        <table:table-row>
          <table:table-cell table:style-name="Tabla2.A2" office:value-type="string">
            <text:p text:style-name="P17">FLUJO</text:p>
            <text:list xml:id="list1864252807" text:style-name="L10">
              <text:list-header>
                <text:p text:style-name="P9"><text:span text:style-name="T2"><text:s/>1. El administrativo accede al sistema y a la función de búsqueda.</text:span><text:span text:style-name="T1"> </text:span><text:line-break/>2. El administrativo escribe el nombre.<text:line-break/>4. La aplicación muestra los resultados del paciente.</text:p>
              </text:list-header>
            </text:list>
          </table:table-cell>
        </table:table-row>
        <table:table-row>
          <table:table-cell table:style-name="Tabla2.A2" office:value-type="string">
            <text:p text:style-name="P17">POSTCONDICIONES</text:p>
            <text:list xml:id="list1219265857" text:style-name="L11">
              <text:list-header>
                <text:p text:style-name="P13"/>
              </text:list-header>
            </text:list>
          </table:table-cell>
        </table:table-row>
        <table:table-row>
          <table:table-cell table:style-name="Tabla2.A2" office:value-type="string">
            <text:p text:style-name="P11"><text:span text:style-name="T1">FLUJOS</text:span> <text:span text:style-name="T1">ALTERNATIVOS</text:span></text:p>
            <text:list xml:id="list258679144" text:style-name="L12">
              <text:list-header>
                <text:p text:style-name="P3">4.a. La función buscar no encuentra el nombre que se ha introducido. El administrativo se ha equivocado al buscar y tiene que volver al paso 2.</text:p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9">2</text:p>
          </table:table-cell>
          <table:table-cell table:style-name="Table1.B1" table:number-columns-spanned="2" office:value-type="string">
            <text:p text:style-name="P5">Buscar un contacto por su nombre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list xml:id="list1847669653" text:continue-list="list555298400" text:style-name="L4">
              <text:list-item>
                <text:p text:style-name="P2">Como administrativo quiero buscar en la agenda a un contacto por su nombre. El contacto que voy a buscar ya debe de estar introducido.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0"><text:span text:style-name="T1">Estimación</text:span>: 165</text:p>
          </table:table-cell>
          <table:table-cell table:style-name="Table1.A2" table:number-columns-spanned="2" office:value-type="string">
            <text:p text:style-name="P20"/>
          </table:table-cell>
          <table:covered-table-cell/>
        </table:table-row>
        <table:table-row table:style-name="Table1.4">
          <table:table-cell table:style-name="Table1.A3" office:value-type="string">
            <text:p text:style-name="P20"><text:span text:style-name="T1">Prioridad</text:span>: 2</text:p>
          </table:table-cell>
          <table:table-cell table:style-name="Table1.A3" office:value-type="string">
            <text:p text:style-name="P20"/>
          </table:table-cell>
          <table:table-cell table:style-name="Table1.A2" office:value-type="string">
            <text:p text:style-name="P20"><text:span text:style-name="T1">Dependiente de</text:span>: 1</text:p>
          </table:table-cell>
        </table:table-row>
        <table:table-row table:style-name="Table1.5">
          <table:table-cell table:style-name="Table1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list xml:id="list708434930" text:style-name="L14">
              <text:list-item>
                <text:p text:style-name="P4">Hay que comprobar que cuando buscamos un contacto por su nombre y aparecen varios pacientes que se llaman igual, que nos muestre los apellidos para así poder diferenciar.</text:p>
              </text:list-item>
              <text:list-item>
                <text:p text:style-name="P4">Se mostrarán todos los campos.</text:p>
                <text:p text:style-name="P7"/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P11"><text:span text:style-name="T1">CASO DE USO:</text:span> Modificar contacto</text:p>
          </table:table-cell>
        </table:table-row>
        <table:table-row>
          <table:table-cell table:style-name="Tabla9.A2" office:value-type="string">
            <text:p text:style-name="P11"><text:span text:style-name="T1">ID</text:span>: 5</text:p>
          </table:table-cell>
        </table:table-row>
        <table:table-row>
          <table:table-cell table:style-name="Tabla9.A2" office:value-type="string">
            <text:p text:style-name="P11"><text:span text:style-name="T1">DESCRIPCIÓN</text:span>:</text:p>
            <text:p text:style-name="P11">Modificar un contacto ya insertado en el sistema.</text:p>
          </table:table-cell>
        </table:table-row>
        <table:table-row>
          <table:table-cell table:style-name="Tabla9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9.A2" office:value-type="string">
            <text:p text:style-name="P11"><text:span text:style-name="T1">ACTORES</text:span> <text:span text:style-name="T1">SECUNDARIOS</text:span></text:p>
          </table:table-cell>
        </table:table-row>
        <table:table-row>
          <table:table-cell table:style-name="Tabla9.A2" office:value-type="string">
            <text:p text:style-name="P17">PRECONDICIÓN</text:p>
            <text:list xml:id="list352911749" text:continue-list="list1078640125" text:style-name="L1">
              <text:list-header>
                <text:p text:style-name="P12">1. Tener contactos ya almacenados en el sistema</text:p>
                <text:p text:style-name="P12">2. Haber ejecutado una búsqueda de contacto en la agenda y haber encontrado coincidencias</text:p>
                <text:p text:style-name="P12">3. Haber seleccionado cual de las coincidencias en la búsqueda es la que queremos modificar.</text:p>
              </text:list-header>
            </text:list>
          </table:table-cell>
        </table:table-row>
        <table:table-row>
          <table:table-cell table:style-name="Tabla9.A2" office:value-type="string">
            <text:p text:style-name="P17">FLUJO</text:p>
            <text:list xml:id="list2115980658" text:style-name="L18">
              <text:list-header>
                <text:p text:style-name="P14">1. El caso comienza cuando el administrador ha ejecutado una búsqueda de contacto y se ha seleccionado cual de las coincidencias desea modificar.</text:p>
              </text:list-header>
            </text:list>
            <text:list xml:id="list753347443" text:style-name="L19">
              <text:list-header>
                <text:p text:style-name="P15">2. Una vez tenemos el contacto encontrado utilizamos la función modificar.</text:p>
                <text:p text:style-name="P15">3. El administrativo modifica los datos del contacto que quiere modificar.</text:p>
                <text:p text:style-name="P15"/>
              </text:list-header>
            </text:list>
          </table:table-cell>
        </table:table-row>
        <table:table-row>
          <table:table-cell table:style-name="Tabla9.A2" office:value-type="string">
            <text:p text:style-name="P17">POSTCONDICIONES <text:span text:style-name="T2">Los datos modificados quedan registrados en el fichero en el disco. </text:span></text:p>
          </table:table-cell>
        </table:table-row>
        <table:table-row>
          <table:table-cell table:style-name="Tabla9.A2" office:value-type="string">
            <text:p text:style-name="P11"><text:span text:style-name="T1">FLUJOS</text:span> <text:span text:style-name="T1">ALTERNATIVOS</text:span></text:p>
            <text:list xml:id="list1060441112" text:style-name="L20">
              <text:list-header>
                <text:p text:style-name="P16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 table:number-columns-repeated="3"/>
        <table:table-row table:style-name="Tabla10.1">
          <table:table-cell table:style-name="Tabla10.A1" office:value-type="string">
            <text:p text:style-name="P19">5</text:p>
          </table:table-cell>
          <table:table-cell table:style-name="Tabla10.B1" table:number-columns-spanned="2" office:value-type="string">
            <text:p text:style-name="P19">MODIFICAR CONTACTO</text:p>
          </table:table-cell>
          <table:covered-table-cell/>
        </table:table-row>
        <table:table-row table:style-name="Tabla10.2">
          <table:table-cell table:style-name="Tabla10.A2" table:number-columns-spanned="3" office:value-type="string">
            <text:list xml:id="list2135235609" text:continue-list="list1847669653" text:style-name="L4">
              <text:list-item>
                <text:p text:style-name="P21">Como administrativo quiero poder modificar un contacto ya sea por un error al haberlo insertado o porque ese contacto ha modificado sus datos person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20"><text:span text:style-name="T1">Estimación</text:span>: 412</text:p>
          </table:table-cell>
          <table:table-cell table:style-name="Tabla10.A2" table:number-columns-spanned="2" office:value-type="string">
            <text:p text:style-name="P20"/>
          </table:table-cell>
          <table:covered-table-cell/>
        </table:table-row>
        <table:table-row table:style-name="Tabla10.4">
          <table:table-cell table:style-name="Tabla10.A3" office:value-type="string">
            <text:p text:style-name="P20"><text:span text:style-name="T1">Prioridad</text:span>: 5</text:p>
          </table:table-cell>
          <table:table-cell table:style-name="Tabla10.A3" office:value-type="string">
            <text:p text:style-name="P20"/>
          </table:table-cell>
          <table:table-cell table:style-name="Tabla10.A2" office:value-type="string">
            <text:p text:style-name="P20"><text:span text:style-name="T1">Dependiente de</text:span>: 1,2</text:p>
          </table:table-cell>
        </table:table-row>
        <table:table-row table:style-name="Tabla10.5">
          <table:table-cell table:style-name="Tabla10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10.6">
          <table:table-cell table:style-name="Tabla10.A6" table:number-columns-spanned="3" office:value-type="string">
            <text:list xml:id="list1658749655" text:style-name="L22">
              <text:list-item>
                <text:p text:style-name="P10">Visualizar contacto.</text:p>
              </text:list-item>
              <text:list-item>
                <text:p text:style-name="P8">Comprobar que el contacto se ha modificado. (los campos modificados han cambiado)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7:53:32</meta:creation-date>
    <dc:date>2014-11-16T17:59:16</dc:date>
    <meta:editing-duration>P0D</meta:editing-duration>
    <meta:editing-cycles>1</meta:editing-cycles>
    <meta:document-statistic meta:table-count="6" meta:image-count="0" meta:object-count="0" meta:page-count="6" meta:paragraph-count="76" meta:word-count="552" meta:character-count="3448" meta:non-whitespace-character-count="2969"/>
    <meta:generator>LibreOffice/3.5$Linux_x86 LibreOffice_project/350m1$Build-202</meta:generator>
  </office:meta>
</office:document-meta>
</file>